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d00d" officeooo:paragraph-rsid="001ad0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s son los ejercicios resueltos en C de la olimpiada informatica asturiana 2015.</text:p>
      <text:p text:style-name="P1">Victoria moral para m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Enguita</meta:initial-creator>
    <meta:creation-date>2015-04-18T17:51:46.497646911</meta:creation-date>
    <meta:generator>LibreOffice/4.3.3.2$Linux_X86_64 LibreOffice_project/430m0$Build-2</meta:generator>
    <dc:date>2015-04-18T17:52:50.511180673</dc:date>
    <dc:creator>Carlos Enguita</dc:creator>
    <meta:editing-duration>PT1M4S</meta:editing-duration>
    <meta:editing-cycles>1</meta:editing-cycles>
    <meta:document-statistic meta:table-count="0" meta:image-count="0" meta:object-count="0" meta:page-count="1" meta:paragraph-count="2" meta:word-count="17" meta:character-count="106" meta:non-whitespace-character-count="91"/>
  </office:meta>
</office:document-meta>
</file>